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color="#280099"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P13" style:family="paragraph" style:parent-style-name="Standard" style:list-style-name="L2">
      <style:paragraph-properties>
        <style:tab-stops>
          <style:tab-stop style:position="5.874cm"/>
        </style:tab-stops>
      </style:paragraph-properties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font-name="Georgia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280099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style:font-name="Georgia"/>
    </style:style>
    <style:style style:name="T10" style:family="text">
      <style:text-properties fo:font-size="12pt"/>
    </style:style>
    <style:style style:name="T11" style:family="text">
      <style:text-properties fo:letter-spacing="normal"/>
    </style:style>
    <style:style style:name="T12" style:family="text">
      <style:text-properties fo:font-style="normal"/>
    </style:style>
    <style:style style:name="T13" style:family="text">
      <style:text-properties fo:font-weight="normal"/>
    </style:style>
    <style:style style:name="T14" style:family="text">
      <style:text-properties style:font-size-asian="12pt"/>
    </style:style>
    <style:style style:name="T15" style:family="text">
      <style:text-properties style:font-style-asian="normal"/>
    </style:style>
    <style:style style:name="T16" style:family="text">
      <style:text-properties style:font-weight-asian="normal"/>
    </style:style>
    <style:style style:name="T17" style:family="text">
      <style:text-properties style:font-size-complex="12pt"/>
    </style:style>
    <style:style style:name="T18" style:family="text">
      <style:text-properties style:font-style-complex="normal"/>
    </style:style>
    <style:style style:name="T19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Retrospective- <text:span text:style-name="T7">Anteckningslogg</text:span></text:p>
      <text:p text:style-name="P4"/>
      <text:p text:style-name="P3">Sprint 1</text:p>
      <text:p text:style-name="P4"/>
      <text:list xml:id="list42597931" text:style-name="L1">
        <text:list-item>
          <text:p text:style-name="P6">Vad gick bra?</text:p>
          <text:p text:style-name="P7">Det har gått bra och effektivt att plugga/läsa in de kodtekniker jag behöver.<text:line-break/>Har sparat/antecknat mycket så att jag effektivt kan hitta det jag behöver. </text:p>
          <text:p text:style-name="P7"><text:line-break/>Blev faktiskt lite förvånad själv att min ”applikation” lydde och gjorde som jag ville.<text:line-break/>Har hittils undvikit att sitta länge och klura med ett litet problem som förhindrat att man går vidare i kodningen.</text:p>
          <text:p text:style-name="P7"/>
        </text:list-item>
        <text:list-item>
          <text:p text:style-name="P6">Vad gick dåligt?</text:p>
          <text:p text:style-name="P7">Jag var till och från lite ostrukturerad och tog rätt många pauser och trodde att jag i huvudet skulle komma ihåg de exakta tiderna jag väl suttit och arbetat, men så var inte fallet. <text:line-break/><text:line-break/>Dag två rättade jag till detta genom att anteckna tiden jag startar och tiden jag ”slutar” (går ifrån datorn).</text:p>
          <text:p text:style-name="P7"/>
        </text:list-item>
        <text:list-item>
          <text:p text:style-name="P6">Uppfylldes målen?</text:p>
          <text:p text:style-name="P7">De mål jag hade blev uppfyllda + att jag har fått en överblick/uppfattning om vad jag kommer behöva göra härnäst så jag inte bara står o trampar. </text:p>
          <text:p text:style-name="P7"/>
        </text:list-item>
        <text:list-item>
          <text:p text:style-name="P12"><text:span text:style-name="T3">Vad har ändrats i kraven? </text:span><text:span text:style-name="T2">(product backlog)</text:span></text:p>
          <text:p text:style-name="P12"><text:span text:style-name="T2">Har inte behövt ändra något än. <text:line-break/></text:span></text:p>
        </text:list-item>
        <text:list-item>
          <text:p text:style-name="P12"><text:span text:style-name="T3">Hur kan jag förbättra mitt arbetssätt?<text:line-break/></text:span><text:span text:style-name="T2">Trivs bra med mitt arbetssätt och det har varit effektivt hittills så jag kommer fortsätta jobba på samma sätt i sprint 2. </text:span></text:p>
        </text:list-item>
      </text:list>
      <text:p text:style-name="P11"/>
      <text:p text:style-name="P11"/>
      <text:p text:style-name="P4"/>
      <text:p text:style-name="P2"><text:span text:style-name="T6">Sprint 2</text:span><text:tab/></text:p>
      <text:p text:style-name="P4"/>
      <text:list xml:id="list42731418" text:continue-numbering="true" text:style-name="L1">
        <text:list-item>
          <text:p text:style-name="P6">Vad gick bra?</text:p>
          <text:p text:style-name="P7">Xx</text:p>
        </text:list-item>
      </text:list>
      <text:p text:style-name="P5"/>
      <text:list xml:id="list42733459" text:continue-numbering="true" text:style-name="L1">
        <text:list-item>
          <text:p text:style-name="P6">Vad gick dåligt?</text:p>
          <text:p text:style-name="P7">Xx</text:p>
          <text:p text:style-name="P7"/>
        </text:list-item>
        <text:list-item>
          <text:p text:style-name="P6">Uppfylldes målen?</text:p>
          <text:p text:style-name="P7">Xx</text:p>
          <text:p text:style-name="P7"/>
        </text:list-item>
        <text:list-item>
          <text:p text:style-name="P12"><text:span text:style-name="T3">Vad har ändrats i kraven? </text:span><text:span text:style-name="T2">(product backlog)</text:span></text:p>
          <text:p text:style-name="P7">Xx<text:line-break/></text:p>
        </text:list-item>
        <text:list-item>
          <text:p text:style-name="P12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2"><text:span text:style-name="T5">3</text:span><text:span text:style-name="T3">. </text:span><text:span text:style-name="T4"><text:s/>Vad vill jag sluta göra: </text:span><text:span text:style-name="T2">xx</text:span></text:p>
          <text:p text:style-name="P7"><text:soft-page-break/></text:p>
          <text:p text:style-name="P10"/>
        </text:list-item>
      </text:list>
      <text:p text:style-name="P2"><text:span text:style-name="T6">Sprint 3</text:span><text:tab/></text:p>
      <text:p text:style-name="P4"/>
      <text:list xml:id="list42712688" text:continue-numbering="true" text:style-name="L1">
        <text:list-item>
          <text:p text:style-name="P6">Vad gick bra?</text:p>
          <text:p text:style-name="P7">Xx</text:p>
          <text:p text:style-name="P7"/>
        </text:list-item>
        <text:list-item>
          <text:p text:style-name="P6">Vad gick dåligt?</text:p>
          <text:p text:style-name="P7">Xx</text:p>
          <text:p text:style-name="P7"/>
        </text:list-item>
        <text:list-item>
          <text:p text:style-name="P6">Uppfylldes målen?</text:p>
          <text:p text:style-name="P7">Xx</text:p>
          <text:p text:style-name="P7"/>
        </text:list-item>
        <text:list-item>
          <text:p text:style-name="P12"><text:span text:style-name="T3">Vad har ändrats i kraven? </text:span><text:span text:style-name="T2">(product backlog)</text:span></text:p>
          <text:p text:style-name="P7">Xx<text:line-break/></text:p>
        </text:list-item>
        <text:list-item>
          <text:p text:style-name="P12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2"><text:span text:style-name="T5">3</text:span><text:span text:style-name="T3">. </text:span><text:span text:style-name="T4"><text:s/>Vad vill jag sluta göra: </text:span><text:span text:style-name="T2">xx</text:span></text:p>
          <text:p text:style-name="P7"/>
        </text:list-item>
      </text:list>
      <text:p text:style-name="P2"><text:span text:style-name="T6">Sprint 4</text:span><text:tab/></text:p>
      <text:p text:style-name="P4"/>
      <text:list xml:id="list42712117" text:continue-numbering="true" text:style-name="L1">
        <text:list-item>
          <text:p text:style-name="P6">Vad gick bra?</text:p>
          <text:p text:style-name="P7">Xx</text:p>
        </text:list-item>
      </text:list>
      <text:p text:style-name="P5"/>
      <text:list xml:id="list42715088" text:continue-numbering="true" text:style-name="L1">
        <text:list-item>
          <text:p text:style-name="P6">Vad gick dåligt?</text:p>
          <text:p text:style-name="P7">Xx</text:p>
          <text:p text:style-name="P7"/>
        </text:list-item>
        <text:list-item>
          <text:p text:style-name="P6">Uppfylldes målen?</text:p>
          <text:p text:style-name="P7">Xx</text:p>
          <text:p text:style-name="P7"/>
        </text:list-item>
        <text:list-item>
          <text:p text:style-name="P12"><text:span text:style-name="T3">Vad har ändrats i kraven? </text:span><text:span text:style-name="T2">(product backlog)</text:span></text:p>
          <text:p text:style-name="P7">Xx<text:line-break/></text:p>
        </text:list-item>
        <text:list-item>
          <text:p text:style-name="P12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2"><text:span text:style-name="T5">3</text:span><text:span text:style-name="T3">. </text:span><text:span text:style-name="T4"><text:s/>Vad vill jag sluta göra: </text:span><text:span text:style-name="T2">xx</text:span></text:p>
          <text:p text:style-name="P7"/>
        </text:list-item>
      </text:list>
      <text:p text:style-name="P4"/>
      <text:p text:style-name="P2"><text:span text:style-name="T6">Sprint 5</text:span><text:tab/></text:p>
      <text:p text:style-name="P4"/>
      <text:list xml:id="list42723967" text:continue-numbering="true" text:style-name="L1">
        <text:list-item>
          <text:p text:style-name="P6">Vad gick bra?</text:p>
          <text:p text:style-name="P7">Xx</text:p>
        </text:list-item>
      </text:list>
      <text:p text:style-name="P5"/>
      <text:list xml:id="list42726775" text:continue-numbering="true" text:style-name="L1">
        <text:list-item>
          <text:p text:style-name="P6">Vad gick dåligt?</text:p>
          <text:p text:style-name="P7">Xx</text:p>
          <text:p text:style-name="P7"/>
        </text:list-item>
        <text:list-item>
          <text:p text:style-name="P6">Uppfylldes målen?</text:p>
          <text:p text:style-name="P7">Xx</text:p>
          <text:p text:style-name="P7"><text:soft-page-break/></text:p>
        </text:list-item>
        <text:list-item>
          <text:p text:style-name="P12"><text:span text:style-name="T3">Vad har ändrats i kraven? </text:span><text:span text:style-name="T2">(product backlog)</text:span></text:p>
          <text:p text:style-name="P7">Xx<text:line-break/></text:p>
        </text:list-item>
        <text:list-item>
          <text:p text:style-name="P12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2"><text:span text:style-name="T5">3</text:span><text:span text:style-name="T3">. </text:span><text:span text:style-name="T4"><text:s/>Vad vill jag sluta göra: </text:span><text:span text:style-name="T2">xx</text:span>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7T22:57:19.27</dc:date>
    <meta:editing-duration>P1DT9H8M59S</meta:editing-duration>
    <meta:editing-cycles>70</meta:editing-cycles>
    <meta:generator>OpenOffice.org/3.3$Win32 OpenOffice.org_project/330m20$Build-9567</meta:generator>
    <meta:document-statistic meta:table-count="0" meta:image-count="0" meta:object-count="0" meta:page-count="3" meta:paragraph-count="56" meta:word-count="441" meta:character-count="2171"/>
  </office:meta>
</office:document-meta>
</file>